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757da" officeooo:paragraph-rsid="000757da"/>
    </style:style>
    <style:style style:name="P2" style:family="paragraph" style:parent-style-name="Preformatted_20_Text" style:list-style-name="L1">
      <style:text-properties officeooo:rsid="000757da" officeooo:paragraph-rsid="000757da"/>
    </style:style>
    <style:style style:name="P3" style:family="paragraph" style:parent-style-name="Preformatted_20_Text">
      <style:text-properties fo:font-weight="bold" officeooo:rsid="000757da" officeooo:paragraph-rsid="000757da" style:font-weight-asian="bold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do el script a continuación realice las modificaciones y, responda las</text:p>
      <text:p text:style-name="P1">preguntas listadas: </text:p>
      <text:p text:style-name="P1"/>
      <text:list xml:id="list558636096068776081" text:style-name="L1">
        <text:list-item>
          <text:p text:style-name="P2">Indique qué hace el script de manera general y, línea a línea. </text:p>
        </text:list-item>
        <text:list-item>
          <text:p text:style-name="P2">Reemplace el uso de la herramienta cut por awk. </text:p>
        </text:list-item>
        <text:list-item>
          <text:p text:style-name="P2">El valor de la variable umbral debe ser pasado como parámetro posicional. </text:p>
        </text:list-item>
        <text:list-item>
          <text:p text:style-name="P2">Agregue una función que verifique si el usuario no es root y en ese caso </text:p>
          <text:p text:style-name="P2">muestre un mensaje de error, finalizando la ejecución. Invoque la misma donde corresponda. ¿Por qué es necesario?</text:p>
        </text:list-item>
        <text:list-item>
          <text:p text:style-name="P2">Toda la salida además de mostrarse por pantalla deberá guardarse en el archivo indicado por la variable logfile. </text:p>
        </text:list-item>
        <text:list-item>
          <text:p text:style-name="P2">El listado de archivos por cada punto de montaje, se muestre ordenado </text:p>
          <text:p text:style-name="P2">por tamaño de archivo y sólo se listen los primeros 5. </text:p>
        </text:list-item>
        <text:list-item>
          <text:p text:style-name="P2">Agregue salidas más representativas acerca de lo que se muestra por pantalla. </text:p>
        </text:list-item>
        <text:list-item>
          <text:p text:style-name="P2">Para cada PID listado por lsof muestre la información del proceso asociado. </text:p>
        </text:list-item>
        <text:list-item>
          <text:p text:style-name="P2">Agregue las sentencias declare y local que corresponda. </text:p>
        </text:list-item>
      </text:list>
      <text:p text:style-name="P1"/>
      <text:p text:style-name="P1"/>
      <text:p text:style-name="P1">#!/bin/bash </text:p>
      <text:p text:style-name="P1"/>
      <text:p text:style-name="P1">logfile=$(mktemp)</text:p>
      <text:p text:style-name="P1">: ${logfile:=/tmp/log.$$}</text:p>
      <text:p text:style-name="P1"/>
      <text:p text:style-name="P1">umbral=2G</text:p>
      <text:p text:style-name="P1"/>
      <text:p text:style-name="P1">for fs in ext2 ext3 ext4;do </text:p>
      <text:p text:style-name="P1"><text:s text:c="2"/>for mpt in $( mount -t $fs | cut -f3 -d\ );do </text:p>
      <text:p text:style-name="P1"><text:s text:c="6"/>echo ${mpt}: </text:p>
      <text:p text:style-name="P1"><text:s text:c="6"/>find $mpt -xdev -size +${umbral} -exec ls -lh {} \; 2&gt;/dev/null</text:p>
      <text:p text:style-name="P1"><text:s text:c="6"/>lsof -t <text:s/>$mpt 2&gt;/dev/null</text:p>
      <text:p text:style-name="P1"><text:s text:c="2"/>done </text:p>
      <text:p text:style-name="P1">do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text-properties fo:font-weight="bold" officeooo:rsid="000757da" officeooo:paragraph-rsid="000757da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xamen práctico recuperatorio - Automatización y scripting </text:p>
        <text:p text:style-name="MP1">TUASSL - UNCOMA - 15 de junio de 2017</text:p>
        <text:p text:style-name="MP1">Nombre y Apellido: </text:p>
        <text:p text:style-name="MP1">Legajo: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7-06-15T17:28:08.064974458</meta:print-date>
    <dc:date>2017-06-15T17:34:48.700819094</dc:date>
    <meta:editing-duration>PT3M</meta:editing-duration>
    <meta:editing-cycles>1</meta:editing-cycles>
    <meta:generator>LibreOffice/5.1.4.2$Linux_X86_64 LibreOffice_project/f99d75f39f1c57ebdd7ffc5f42867c12031db97a</meta:generator>
    <meta:document-statistic meta:table-count="0" meta:image-count="0" meta:object-count="0" meta:page-count="1" meta:paragraph-count="28" meta:word-count="222" meta:character-count="1321" meta:non-whitespace-character-count="1094"/>
  </office:meta>
</office:document-meta>
</file>